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 1 - 12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(Eine Toilette.^1)&amp;* (Spülen?)/",</text:p>
          </table:table-cell>
          <table:table-cell table:number-columns-repeated="7"/>
          <table:table-cell office:value-type="string" calcext:value-type="string">
            <text:p>Zeilennummer 131: "* (It's a toilet.^1)&amp;* (Flush it?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&amp; &amp; <text:s text:c="8"/>Ja <text:s text:c="9"/>Nein\\C1",</text:p>
          </table:table-cell>
          <table:table-cell table:number-columns-repeated="7"/>
          <table:table-cell office:value-type="string" calcext:value-type="string">
            <text:p>Zeilennummer 131: "&amp; &amp; <text:s text:c="8"/>Yes <text:s text:c="8"/>No\\C1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ist gut Wasser zu sparen.)/%",</text:p>
          </table:table-cell>
          <table:table-cell table:number-columns-repeated="7"/>
          <table:table-cell office:value-type="string" calcext:value-type="string">
            <text:p>Zeilennummer 131: "* (It's good to conserve water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ey, Kris^1! Was geht^1?&amp;* Haste dein Stift wieder verloren?/",</text:p>
          </table:table-cell>
          <table:table-cell table:number-columns-repeated="7"/>
          <table:table-cell office:value-type="string" calcext:value-type="string">
            <text:p>Zeilennummer 131: "* Hey, Kris^1! What's up^1?&amp;* Didja lose your pencil again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Hier^1, willst du den mit dem Zuckerstangen oder Lichtern drauf?/",</text:p>
          </table:table-cell>
          <table:table-cell table:number-columns-repeated="7"/>
          <table:table-cell office:value-type="string" calcext:value-type="string">
            <text:p>Zeilennummer 131: "\\E4* Here^1, you want the candy-cane one or the one with lights on i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Huh^1?&amp;* Du willst mein Partner werden?/",</text:p>
          </table:table-cell>
          <table:table-cell table:number-columns-repeated="7"/>
          <table:table-cell office:value-type="string" calcext:value-type="string">
            <text:p>Zeilennummer 131: "\\E1* Huh^1?&amp;* You want to be partner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Ühmm..^1. 'Tschuldige..^1.&amp;* Berdly hat mich schon gefragt.../",</text:p>
          </table:table-cell>
          <table:table-cell table:number-columns-repeated="7"/>
          <table:table-cell office:value-type="string" calcext:value-type="string">
            <text:p>Zeilennummer 131: "\\E4* Ummm..^1. Sorry..^1.&amp;* Berdly already asked m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Aber es ist vielleicht machbar, zu dritt arbeitten!/",</text:p>
          </table:table-cell>
          <table:table-cell table:number-columns-repeated="7"/>
          <table:table-cell office:value-type="string" calcext:value-type="string">
            <text:p>Zeilennummer 131: "\\E0* But I could ask Ms. Alphys if we could make a group of 3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Wenn du magst kann ich Frau Alphys fragen! &amp;Noch nicht <text:s text:c="2"/>Ja frag.\\C1 ",</text:p>
          </table:table-cell>
          <table:table-cell table:number-columns-repeated="7"/>
          <table:table-cell office:value-type="string" calcext:value-type="string">
            <text:p>Zeilennummer 131: "\\E4* I'll ask if you're sure!&amp; &amp;Not yet <text:s text:c="4"/>Yes. Ask.\\C1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K^1, ich frage!/",</text:p>
          </table:table-cell>
          <table:table-cell table:number-columns-repeated="7"/>
          <table:table-cell office:value-type="string" calcext:value-type="string">
            <text:p>Zeilennummer 131: "\\E0* OK^1, I'll ask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Yeah^1, bestimmt findest du doch jemand anderes!/%",</text:p>
          </table:table-cell>
          <table:table-cell table:number-columns-repeated="7"/>
          <table:table-cell office:value-type="string" calcext:value-type="string">
            <text:p>Zeilennummer 131: "\\E4* Yeah^1, I'm sure there's someone else you can ask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Wollen Wir Partner werden? &amp;Noch nicht <text:s text:c="4"/>Ja\\C1 ",</text:p>
          </table:table-cell>
          <table:table-cell table:number-columns-repeated="7"/>
          <table:table-cell office:value-type="string" calcext:value-type="string">
            <text:p>Zeilennummer 131: "\\E0* Do you wanna be partners?&amp;Not yet <text:s text:c="4"/>Yes\\C1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Ühm^1, OK^1.&amp;* Mach einfach weiter^1, Kris./%",</text:p>
          </table:table-cell>
          <table:table-cell table:number-columns-repeated="7"/>
          <table:table-cell office:value-type="string" calcext:value-type="string">
            <text:p>Zeilennummer 131: "\\E4* Umm^1, OK^1.&amp;* You just keep doing your thing^1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Frau Alphys^1!&amp;* Ühm^1, ist es Ok wenn wir zu dritt arbeiten?/%",</text:p>
          </table:table-cell>
          <table:table-cell table:number-columns-repeated="7"/>
          <table:table-cell office:value-type="string" calcext:value-type="string">
            <text:p>Zeilennummer 131: "* Miss Alphys^1!&amp;* Umm^1, is it OK if we have a group of 3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K^1, ich frage!/",</text:p>
          </table:table-cell>
          <table:table-cell table:number-columns-repeated="7"/>
          <table:table-cell office:value-type="string" calcext:value-type="string">
            <text:p>Zeilennummer 131: "\\E0* OK^1, I'll ask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Frau Alphys^1!&amp;* Ühm^1, ist es Ok wenn wir zu dritt arbeiten?/%",</text:p>
          </table:table-cell>
          <table:table-cell table:number-columns-repeated="7"/>
          <table:table-cell office:value-type="string" calcext:value-type="string">
            <text:p>Zeilennummer 131: "* Miss Alphys^1!&amp;* Umm^1, is it OK if we have a group of 3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k^1.&amp;* Bringen wir's hinter uns./",</text:p>
          </table:table-cell>
          <table:table-cell table:number-columns-repeated="7"/>
          <table:table-cell office:value-type="string" calcext:value-type="string">
            <text:p>Zeilennummer 131: "\\E0* Alright^1.&amp;* Let's get this over wit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r holen Kreide^1.&amp;* Gehen wieder in die Klasse^1./",</text:p>
          </table:table-cell>
          <table:table-cell table:number-columns-repeated="7"/>
          <table:table-cell office:value-type="string" calcext:value-type="string">
            <text:p>Zeilennummer 131: "* We'll get more chalk^1.&amp;* Mosey back to class^1.&amp;* And then^1, Kri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Und dann^1, Kris... &amp;* MACHST DU unser Projekt./",</text:p>
          </table:table-cell>
          <table:table-cell table:number-columns-repeated="7"/>
          <table:table-cell office:value-type="string" calcext:value-type="string">
            <text:p>Zeilennummer 131: "\\E2* YOU'LL do our projec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e klingt das?&amp; &amp;Gut <text:s text:c="7"/>Schlecht\\C1 ",</text:p>
          </table:table-cell>
          <table:table-cell table:number-columns-repeated="7"/>
          <table:table-cell office:value-type="string" calcext:value-type="string">
            <text:p>Zeilennummer 131: "* How's that sound?&amp; &amp;Good <text:s text:c="7"/>Bad\\C1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 leuchtet etwas.)/",</text:p>
          </table:table-cell>
          <table:table-cell table:number-columns-repeated="7"/>
          <table:table-cell office:value-type="string" calcext:value-type="string">
            <text:p>Zeilennummer 131: "* (There's something glowing inside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Nehmen?)/ ",</text:p>
          </table:table-cell>
          <table:table-cell table:number-columns-repeated="7"/>
          <table:table-cell office:value-type="string" calcext:value-type="string">
            <text:p>Zeilennummer 131: "* (Take it?)/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Leuchtscherbe erhalten.)/%",</text:p>
          </table:table-cell>
          <table:table-cell table:number-columns-repeated="7"/>
          <table:table-cell office:value-type="string" calcext:value-type="string">
            <text:p>Zeilennummer 131: "* (You got the Glowshar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bleibt, wo es ist.)/%",</text:p>
          </table:table-cell>
          <table:table-cell table:number-columns-repeated="7"/>
          <table:table-cell office:value-type="string" calcext:value-type="string">
            <text:p>Zeilennummer 131: "* (It staye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drinn ist es dunkel.)/%",</text:p>
          </table:table-cell>
          <table:table-cell table:number-columns-repeated="7"/>
          <table:table-cell office:value-type="string" calcext:value-type="string">
            <text:p>Zeilennummer 131: "* (It's dark inside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llkommen^1.&amp;* ich bin der \\cYPrinz\\cW dieses \\cYLandes\\cW.../",</text:p>
          </table:table-cell>
          <table:table-cell table:number-columns-repeated="7"/>
          <table:table-cell office:value-type="string" calcext:value-type="string">
            <text:p>Zeilennummer 131: "* Welcome^1.&amp;* I am the \\cYPrince\\cW of this \\cYKingdom\\c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s \\cYLAND DER DUNKELHEIT\\cW./",</text:p>
          </table:table-cell>
          <table:table-cell table:number-columns-repeated="7"/>
          <table:table-cell office:value-type="string" calcext:value-type="string">
            <text:p>Zeilennummer 131: "* The \\cYKINGDOM OF DARKNESS\\c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ris^1, Susie..^1.&amp;* Es gibt eine \\cYLEGENDE\\cW in diesem Land./",</text:p>
          </table:table-cell>
          <table:table-cell table:number-columns-repeated="7"/>
          <table:table-cell office:value-type="string" calcext:value-type="string">
            <text:p>Zeilennummer 131: "* Kris^1, Susie..^1.&amp;* There is a \\cYLEGEND\\cW in this lan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ine LEGENDE das eines Tages^1, zwei \\cYHELDEN des LICHTS\\cW erscheinen./",</text:p>
          </table:table-cell>
          <table:table-cell table:number-columns-repeated="7"/>
          <table:table-cell office:value-type="string" calcext:value-type="string">
            <text:p>Zeilennummer 131: "* A LEGEND that one day^1, two \\cYHEROES of LIGHT\\cW will arrive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nd somit die Prophezeiung unseres Landes eintritt./",</text:p>
          </table:table-cell>
          <table:table-cell table:number-columns-repeated="7"/>
          <table:table-cell office:value-type="string" calcext:value-type="string">
            <text:p>Zeilennummer 131: "* And fulfill the ancient prophecy^1, foretold by time and spa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Bitte^1, Helden..^1.&amp;* Lauscht ihr meiner Geschichte?/",</text:p>
          </table:table-cell>
          <table:table-cell table:number-columns-repeated="7"/>
          <table:table-cell office:value-type="string" calcext:value-type="string">
            <text:p>Zeilennummer 131: "* Please^1, Heroes..^1.&amp;* Listen to my tal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\\C2 ",</text:p>
          </table:table-cell>
          <table:table-cell table:number-columns-repeated="7"/>
          <table:table-cell office:value-type="string" calcext:value-type="string">
            <text:p>Zeilennummer 131: " 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Liste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 denn.../%",</text:p>
          </table:table-cell>
          <table:table-cell table:number-columns-repeated="7"/>
          <table:table-cell office:value-type="string" calcext:value-type="string">
            <text:p>Zeilennummer 131: "* Very well then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7"/>
          <table:table-cell office:value-type="string" calcext:value-type="string">
            <text:p>Zeilennummer 1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Ühm, w-wirklich^1?&amp;* Sicher^1?&amp;* Es ist sehr wichtig./",</text:p>
          </table:table-cell>
          <table:table-cell table:number-columns-repeated="7"/>
          <table:table-cell office:value-type="string" calcext:value-type="string">
            <text:p>Zeilennummer 131: "\\E1* Umm, r-really^1?&amp;* Are you sure^1?&amp;* It's fairly importan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nd... um^1, ich denke^1, es ist eine gute <text:s/>\\cYGESCHICHTE\\cW!/",</text:p>
          </table:table-cell>
          <table:table-cell table:number-columns-repeated="7"/>
          <table:table-cell office:value-type="string" calcext:value-type="string">
            <text:p>Zeilennummer 131: "* And... um^1, in my opinion^1, it's a really nice \\cYPROPHECY\\cW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Ich denke Ihr findet die auch gut!/",</text:p>
          </table:table-cell>
          <table:table-cell table:number-columns-repeated="7"/>
          <table:table-cell office:value-type="string" calcext:value-type="string">
            <text:p>Zeilennummer 131: "* I think you'd quite like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agut",</text:p>
          </table:table-cell>
          <table:table-cell table:number-columns-repeated="7"/>
          <table:table-cell office:value-type="string" calcext:value-type="string">
            <text:p>Zeilennummer 131: "#Liste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Puh^1!&amp;* Um^1, Nun gut.../%",</text:p>
          </table:table-cell>
          <table:table-cell table:number-columns-repeated="7"/>
          <table:table-cell office:value-type="string" calcext:value-type="string">
            <text:p>Zeilennummer 131: "\\E0* Phew^1!&amp;* Um^1, very well then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Wir kennen #sie schon",</text:p>
          </table:table-cell>
          <table:table-cell table:number-columns-repeated="7"/>
          <table:table-cell office:value-type="string" calcext:value-type="string">
            <text:p>Zeilennummer 131: "#We know it#Alread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echt^1?&amp;* Ihr kennt sie schon?/",</text:p>
          </table:table-cell>
          <table:table-cell table:number-columns-repeated="7"/>
          <table:table-cell office:value-type="string" calcext:value-type="string">
            <text:p>Zeilennummer 131: "* ... really^1?&amp;* You've heard it alread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h..^1. Ich sollte sie vielleicht nicht so laut einstudieren.../",</text:p>
          </table:table-cell>
          <table:table-cell table:number-columns-repeated="7"/>
          <table:table-cell office:value-type="string" calcext:value-type="string">
            <text:p>Zeilennummer 131: "* Oh..^1. Perhaps I shouldn't have rehearsed it so much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Schau mal^1, Kumpel^1, Wir sind nicht hier wegen den Schlafgeschichten./",</text:p>
          </table:table-cell>
          <table:table-cell table:number-columns-repeated="7"/>
          <table:table-cell office:value-type="string" calcext:value-type="string">
            <text:p>Zeilennummer 131: "* Look^1, dude^1, we didn't come here for a bedtime stor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Sag uns nur wie wir nach Hause kommen./",</text:p>
          </table:table-cell>
          <table:table-cell table:number-columns-repeated="7"/>
          <table:table-cell office:value-type="string" calcext:value-type="string">
            <text:p>Zeilennummer 131: "* Just tell us how to get ho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Ühmm^1, einfach den <text:s/>\\cYOst Geysir\\cW verschließen./",</text:p>
          </table:table-cell>
          <table:table-cell table:number-columns-repeated="7"/>
          <table:table-cell office:value-type="string" calcext:value-type="string">
            <text:p>Zeilennummer 131: "* Ummm^1, the easiest way would be to seal the \\cYEastern FOUNTAIN\\c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Geysir?/",</text:p>
          </table:table-cell>
          <table:table-cell table:number-columns-repeated="7"/>
          <table:table-cell office:value-type="string" calcext:value-type="string">
            <text:p>Zeilennummer 131: "* Fountain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u meinst^1, uh^1, wie ein Wassersprinkler?/",</text:p>
          </table:table-cell>
          <table:table-cell table:number-columns-repeated="7"/>
          <table:table-cell office:value-type="string" calcext:value-type="string">
            <text:p>Zeilennummer 131: "\\E1* You mean^1, uh^1, like the water bubbler or someth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ER Geysir^1.&amp;* Der, der die \\cYDUNKELWELT\\cW formt./",</text:p>
          </table:table-cell>
          <table:table-cell table:number-columns-repeated="7"/>
          <table:table-cell office:value-type="string" calcext:value-type="string">
            <text:p>Zeilennummer 131: "* THE fountain^1.&amp;* That which gives the \\cYDARK WORLD\\cW for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ühm^1, sicher^1, dass du diese Legene verstanden hast?/",</text:p>
          </table:table-cell>
          <table:table-cell table:number-columns-repeated="7"/>
          <table:table-cell office:value-type="string" calcext:value-type="string">
            <text:p>Zeilennummer 131: "\\E1* ... umm^1, are you sure you actually know the legen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Schau mal./",</text:p>
          </table:table-cell>
          <table:table-cell table:number-columns-repeated="7"/>
          <table:table-cell office:value-type="string" calcext:value-type="string">
            <text:p>Zeilennummer 131: "* Loo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7"/>
          <table:table-cell office:value-type="string" calcext:value-type="string">
            <text:p>Zeilennummer 1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ein./",</text:p>
          </table:table-cell>
          <table:table-cell table:number-columns-repeated="7"/>
          <table:table-cell office:value-type="string" calcext:value-type="string">
            <text:p>Zeilennummer 131: "* N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Jedoch habe ich jetzt das wichtigste./",</text:p>
          </table:table-cell>
          <table:table-cell table:number-columns-repeated="7"/>
          <table:table-cell office:value-type="string" calcext:value-type="string">
            <text:p>Zeilennummer 131: "* But I think I've got enough inf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Bis bald./",</text:p>
          </table:table-cell>
          <table:table-cell table:number-columns-repeated="7"/>
          <table:table-cell office:value-type="string" calcext:value-type="string">
            <text:p>Zeilennummer 131: "* See you two lat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-warte^1!&amp;* Lass mich dir sagen wie man.../%",</text:p>
          </table:table-cell>
          <table:table-cell table:number-columns-repeated="7"/>
          <table:table-cell office:value-type="string" calcext:value-type="string">
            <text:p>Zeilennummer 131: "* W-wait^1!&amp;* Let me at least tell you how to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Oh^1, Kris^1!&amp;* Da ist meine Trainingspuppe!/",</text:p>
          </table:table-cell>
          <table:table-cell table:number-columns-repeated="7"/>
          <table:table-cell office:value-type="string" calcext:value-type="string">
            <text:p>Zeilennummer 131: "\\E3* Oh^1, Kris^1!&amp;* It's the training dummy I mad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Er scheint mir eine gute vorbereitung zu sein./",</text:p>
          </table:table-cell>
          <table:table-cell table:number-columns-repeated="7"/>
          <table:table-cell office:value-type="string" calcext:value-type="string">
            <text:p>Zeilennummer 131: "\\E8* Now seems like a great chance to prepare for the enem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Soll ich dir den Kampf beibringen?/",</text:p>
          </table:table-cell>
          <table:table-cell table:number-columns-repeated="7"/>
          <table:table-cell office:value-type="string" calcext:value-type="string">
            <text:p>Zeilennummer 131: "\\E0* Would you like me to teach you how to figh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Don'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K^1!&amp;* Los gehts, Kris!/%",</text:p>
          </table:table-cell>
          <table:table-cell table:number-columns-repeated="7"/>
          <table:table-cell office:value-type="string" calcext:value-type="string">
            <text:p>Zeilennummer 131: "\\E0* OK^1!&amp;* Get ready, Kri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Stimmt^1, du hast ja schon einmal Lancer^1 besiegt.../",</text:p>
          </table:table-cell>
          <table:table-cell table:number-columns-repeated="7"/>
          <table:table-cell office:value-type="string" calcext:value-type="string">
            <text:p>Zeilennummer 131: "\\E3* Right^1, you already fought Lancer^1, didn't you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Ich war zu aufgeregt^1, da habe ich dass schon vergessen!/",</text:p>
          </table:table-cell>
          <table:table-cell table:number-columns-repeated="7"/>
          <table:table-cell office:value-type="string" calcext:value-type="string">
            <text:p>Zeilennummer 131: "\\E1* I was so excited to teach you^1, I absolutely blanke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A-aber^1, Ehm..^1.&amp;* nur falls du was vergessen solltest.../",</text:p>
          </table:table-cell>
          <table:table-cell table:number-columns-repeated="7"/>
          <table:table-cell office:value-type="string" calcext:value-type="string">
            <text:p>Zeilennummer 131: "\\E2* ... B-but^1, um..^1.&amp;* Just in case you forgot anyth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Hier^1!&amp;* ich gebe dir eine Anleitung!/",</text:p>
          </table:table-cell>
          <table:table-cell table:number-columns-repeated="7"/>
          <table:table-cell office:value-type="string" calcext:value-type="string">
            <text:p>Zeilennummer 131: "\\E6* Here^1!&amp;* I made a Manual for you and Susi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Mit [",</text:p>
          </table:table-cell>
          <table:table-cell table:number-columns-repeated="7"/>
          <table:table-cell office:value-type="string" calcext:value-type="string">
            <text:p>Zeilennummer 131: "\\E0* Press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] kannst du das Menü verwenden und ITEMS zu benutzen./",</text:p>
          </table:table-cell>
          <table:table-cell table:number-columns-repeated="7"/>
          <table:table-cell office:value-type="string" calcext:value-type="string">
            <text:p>Zeilennummer 131: " to open the menu and use it in your ITEM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Anleitung erhalten.)/%",</text:p>
          </table:table-cell>
          <table:table-cell table:number-columns-repeated="7"/>
          <table:table-cell office:value-type="string" calcext:value-type="string">
            <text:p>Zeilennummer 131: "* (You got the Manual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hm^1, Kris^1, du weißt, dass du mit [~1] rennen kannst...?/",</text:p>
          </table:table-cell>
          <table:table-cell table:number-columns-repeated="7"/>
          <table:table-cell office:value-type="string" calcext:value-type="string">
            <text:p>Zeilennummer 131: "* Er^1, Kris^1, you know you can hold ~1 to run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ich weiß",</text:p>
          </table:table-cell>
          <table:table-cell table:number-columns-repeated="7"/>
          <table:table-cell office:value-type="string" calcext:value-type="string">
            <text:p>Zeilennummer 131: "#I know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Echt!?",</text:p>
          </table:table-cell>
          <table:table-cell table:number-columns-repeated="7"/>
          <table:table-cell office:value-type="string" calcext:value-type="string">
            <text:p>Zeilennummer 131: "#Really!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Ja^1!&amp;* Mit [~1] bewegst du dich schneller.!/",</text:p>
          </table:table-cell>
          <table:table-cell table:number-columns-repeated="7"/>
          <table:table-cell office:value-type="string" calcext:value-type="string">
            <text:p>Zeilennummer 131: "* Right^1!&amp;* You'll move faster by holding ~1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Und ich bleibe hinter dir^1, keine sorge!/",</text:p>
          </table:table-cell>
          <table:table-cell table:number-columns-repeated="7"/>
          <table:table-cell office:value-type="string" calcext:value-type="string">
            <text:p>Zeilennummer 131: "\\E8* And I'll be right behind you^1, so don't worr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Es sei denn du willst abhauen^1, dann tut es mir leid./%",</text:p>
          </table:table-cell>
          <table:table-cell table:number-columns-repeated="7"/>
          <table:table-cell office:value-type="string" calcext:value-type="string">
            <text:p>Zeilennummer 131: "\\E6* ... Unless you want to get away^1, in which case^1, sorr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cht^1?&amp;* Und du willst nicht...?/",</text:p>
          </table:table-cell>
          <table:table-cell table:number-columns-repeated="7"/>
          <table:table-cell office:value-type="string" calcext:value-type="string">
            <text:p>Zeilennummer 131: "* Really^1?&amp;* And yet you choose not to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Richtig^1, wer weiß, wie lang diese Tage anhalten.../",</text:p>
          </table:table-cell>
          <table:table-cell table:number-columns-repeated="7"/>
          <table:table-cell office:value-type="string" calcext:value-type="string">
            <text:p>Zeilennummer 131: "\\E6* Right^1, who knows how long these leisurely days will las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Es gibt kein Grund zur Eile^1, Kris./%",</text:p>
          </table:table-cell>
          <table:table-cell table:number-columns-repeated="7"/>
          <table:table-cell office:value-type="string" calcext:value-type="string">
            <text:p>Zeilennummer 131: "\\E0* There's nothing wrong with taking your time^1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hm^1, Kris^1, weißt du.../",</text:p>
          </table:table-cell>
          <table:table-cell table:number-columns-repeated="7"/>
          <table:table-cell office:value-type="string" calcext:value-type="string">
            <text:p>Zeilennummer 131: "* Umm^1, Kris^1, did you kno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dass du mithilfe von[",</text:p>
          </table:table-cell>
          <table:table-cell table:number-columns-repeated="7"/>
          <table:table-cell office:value-type="string" calcext:value-type="string">
            <text:p>Zeilennummer 131: "* ... You can skip text by pressing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]den Text skippen kannst?/",</text:p>
          </table:table-cell>
          <table:table-cell table:number-columns-repeated="7"/>
          <table:table-cell office:value-type="string" calcext:value-type="string">
            <text:p>Zeilennummer 131: "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!",</text:p>
          </table:table-cell>
          <table:table-cell table:number-columns-repeated="7"/>
          <table:table-cell office:value-type="string" calcext:value-type="string">
            <text:p>Zeilennummer 131: "#I know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Wirklich!?",</text:p>
          </table:table-cell>
          <table:table-cell table:number-columns-repeated="7"/>
          <table:table-cell office:value-type="string" calcext:value-type="string">
            <text:p>Zeilennummer 131: "#Really!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Wirklich^1?&amp;* also hast du mir die.../",</text:p>
          </table:table-cell>
          <table:table-cell table:number-columns-repeated="7"/>
          <table:table-cell office:value-type="string" calcext:value-type="string">
            <text:p>Zeilennummer 131: "* ... Really^1?&amp;* So you've just bee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ganze Zeit absichtlich^1, meine Texte gelesen?/",</text:p>
          </table:table-cell>
          <table:table-cell table:number-columns-repeated="7"/>
          <table:table-cell office:value-type="string" calcext:value-type="string">
            <text:p>Zeilennummer 131: "\\E2* Listening to me talk^1, because you wanted to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as freut mich aber^1, Kris!/%",</text:p>
          </table:table-cell>
          <table:table-cell table:number-columns-repeated="7"/>
          <table:table-cell office:value-type="string" calcext:value-type="string">
            <text:p>Zeilennummer 131: "\\E6* I'll try to make it worth your while^1, Kri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Ja^1! Falls du sehr schnell liest(oder gar nicht)./",</text:p>
          </table:table-cell>
          <table:table-cell table:number-columns-repeated="7"/>
          <table:table-cell office:value-type="string" calcext:value-type="string">
            <text:p>Zeilennummer 131: "* Right^1! In the case you read very quick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kannst du es so verschnellern./",</text:p>
          </table:table-cell>
          <table:table-cell table:number-columns-repeated="7"/>
          <table:table-cell office:value-type="string" calcext:value-type="string">
            <text:p>Zeilennummer 131: "\\E1* Or you're tired of what's being sa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Das machst du bei mir aber nicht^1, oder^1, Kris?/%",</text:p>
          </table:table-cell>
          <table:table-cell table:number-columns-repeated="7"/>
          <table:table-cell office:value-type="string" calcext:value-type="string">
            <text:p>Zeilennummer 131: "\\E6* ... No need to skip my text^1, right^1, Kris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Ach du...^2!&amp;* Das Große Tor ist offen?!/",</text:p>
          </table:table-cell>
          <table:table-cell table:number-columns-repeated="7"/>
          <table:table-cell office:value-type="string" calcext:value-type="string">
            <text:p>Zeilennummer 131: "\\E3* Oh my^2!&amp;* The Great Door is opened?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ein wunder Lancer kam ja hier durch.../",</text:p>
          </table:table-cell>
          <table:table-cell table:number-columns-repeated="7"/>
          <table:table-cell office:value-type="string" calcext:value-type="string">
            <text:p>Zeilennummer 131: "* No wonder Lancer was able to come through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7"/>
          <table:table-cell office:value-type="string" calcext:value-type="string">
            <text:p>Zeilennummer 131: "\\E1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ris, wenn das Tor einmal hinter uns liegt.../",</text:p>
          </table:table-cell>
          <table:table-cell table:number-columns-repeated="7"/>
          <table:table-cell office:value-type="string" calcext:value-type="string">
            <text:p>Zeilennummer 131: "* Kris, once we pass through this doo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Beginnt unser Abenteuer richtig./",</text:p>
          </table:table-cell>
          <table:table-cell table:number-columns-repeated="7"/>
          <table:table-cell office:value-type="string" calcext:value-type="string">
            <text:p>Zeilennummer 131: "* Our adventure will really begi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ine Reise begleitet von der Prophezeiung.../",</text:p>
          </table:table-cell>
          <table:table-cell table:number-columns-repeated="7"/>
          <table:table-cell office:value-type="string" calcext:value-type="string">
            <text:p>Zeilennummer 131: "* A journey foretold exactly by the prophecy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Aber^1, Kris^1, ich denke unsere Entscheidungen sind auch wichtig./",</text:p>
          </table:table-cell>
          <table:table-cell table:number-columns-repeated="7"/>
          <table:table-cell office:value-type="string" calcext:value-type="string">
            <text:p>Zeilennummer 131: "\\E6* But^1, Kris^1, I believe YOUR choices are important^1, to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u wirst verschiedene Leute treffen^1, Kris./",</text:p>
          </table:table-cell>
          <table:table-cell table:number-columns-repeated="7"/>
          <table:table-cell office:value-type="string" calcext:value-type="string">
            <text:p>Zeilennummer 131: "\\E0* This world is full of all kinds of people^1, Kr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och am Ende^1, entscheidet nur unser Handeln./",</text:p>
          </table:table-cell>
          <table:table-cell table:number-columns-repeated="7"/>
          <table:table-cell office:value-type="string" calcext:value-type="string">
            <text:p>Zeilennummer 131: "\\E6* In the end^1, how we treat them makes all the differen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Also versuchen wir ohne \\cYKAMPF\\cW auszukommen^1, Ok?/",</text:p>
          </table:table-cell>
          <table:table-cell table:number-columns-repeated="7"/>
          <table:table-cell office:value-type="string" calcext:value-type="string">
            <text:p>Zeilennummer 131: "\\E8* So let's try our best to get by without FIGHT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Wenn wir das schaffen.../",</text:p>
          </table:table-cell>
          <table:table-cell table:number-columns-repeated="7"/>
          <table:table-cell office:value-type="string" calcext:value-type="string">
            <text:p>Zeilennummer 131: "\\E1* If we can manage to do tha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Erhalten wir vielleicht ein Happyending./",</text:p>
          </table:table-cell>
          <table:table-cell table:number-columns-repeated="7"/>
          <table:table-cell office:value-type="string" calcext:value-type="string">
            <text:p>Zeilennummer 131: "\\E0* I believe this tale may have a happy end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enn sonst^1, denke ich.../",</text:p>
          </table:table-cell>
          <table:table-cell table:number-columns-repeated="7"/>
          <table:table-cell office:value-type="string" calcext:value-type="string">
            <text:p>Zeilennummer 131: "\\E6* Otherwise^1, I fear tha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dass du am Ende nicht..^1. zufrieden bist./",</text:p>
          </table:table-cell>
          <table:table-cell table:number-columns-repeated="7"/>
          <table:table-cell office:value-type="string" calcext:value-type="string">
            <text:p>Zeilennummer 131: "\\E1* ... you may not..^1. find the result favorab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... Oh^1, Entschuldige^1! verlange ich zu viel?/",</text:p>
          </table:table-cell>
          <table:table-cell table:number-columns-repeated="7"/>
          <table:table-cell office:value-type="string" calcext:value-type="string">
            <text:p>Zeilennummer 131: "\\E3* ... Oh^1, I'm sorry^1! Is that too much to as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ich kann#das ab",</text:p>
          </table:table-cell>
          <table:table-cell table:number-columns-repeated="7"/>
          <table:table-cell office:value-type="string" calcext:value-type="string">
            <text:p>Zeilennummer 131: "#I can#handle i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.....#",</text:p>
          </table:table-cell>
          <table:table-cell table:number-columns-repeated="7"/>
          <table:table-cell office:value-type="string" calcext:value-type="string">
            <text:p>Zeilennummer 131: "#.....#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Kris^1, ich wusste seit anfang an, dass du ein Held bist./",</text:p>
          </table:table-cell>
          <table:table-cell table:number-columns-repeated="7"/>
          <table:table-cell office:value-type="string" calcext:value-type="string">
            <text:p>Zeilennummer 131: "\\E0* Kris^1, I knew you were a hero the moment I saw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Also versuchen wir unser bestes^1, Ok?/%",</text:p>
          </table:table-cell>
          <table:table-cell table:number-columns-repeated="7"/>
          <table:table-cell office:value-type="string" calcext:value-type="string">
            <text:p>Zeilennummer 131: "\\E8* Let's try our best^1, alrigh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O-oh^1, Es tut mir leid!/",</text:p>
          </table:table-cell>
          <table:table-cell table:number-columns-repeated="7"/>
          <table:table-cell office:value-type="string" calcext:value-type="string">
            <text:p>Zeilennummer 131: "\\E3* O-oh^1, I'm sorr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Kris^1, am Ende^1, liegt der weg von dir ab./",</text:p>
          </table:table-cell>
          <table:table-cell table:number-columns-repeated="7"/>
          <table:table-cell office:value-type="string" calcext:value-type="string">
            <text:p>Zeilennummer 131: "\\E6* Kris^1, in the end^1, what you choose is up to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So lange du zufriegen^1, Bin ich es auch./",</text:p>
          </table:table-cell>
          <table:table-cell table:number-columns-repeated="7"/>
          <table:table-cell office:value-type="string" calcext:value-type="string">
            <text:p>Zeilennummer 131: "\\E8* As long as you're happy with it^1, I'm happy to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Also versuch einfach dein bestes^1 und keine Sorge!/%",</text:p>
          </table:table-cell>
          <table:table-cell table:number-columns-repeated="7"/>
          <table:table-cell office:value-type="string" calcext:value-type="string">
            <text:p>Zeilennummer 131: "\\E0* So just try your best^1, and don't worry!/%",</text:p>
          </table:table-cell>
          <table:table-cell table:number-columns-repeated="7"/>
        </table:table-row>
      </table:table>
      <table:table table:name="text 122-199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7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(Da sind Zwei Sachen am Baum.)/",</text:p>
          </table:table-cell>
          <table:table-cell table:number-columns-repeated="7"/>
          <table:table-cell office:value-type="string" calcext:value-type="string">
            <text:p>Zeilennummer 131: "* (There are two objects hanging from the tre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Eins nehmen?)/ ",</text:p>
          </table:table-cell>
          <table:table-cell table:number-columns-repeated="7"/>
          <table:table-cell office:value-type="string" calcext:value-type="string">
            <text:p>Zeilennummer 131: "* (Take one?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7"/>
          <table:table-cell office:value-type="string" calcext:value-type="string">
            <text:p>Zeilennummer 131: "\\C2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nkles Bonbon erhalten.)/%",</text:p>
          </table:table-cell>
          <table:table-cell table:number-columns-repeated="7"/>
          <table:table-cell office:value-type="string" calcext:value-type="string">
            <text:p>Zeilennummer 131: "* (You got the Dark Candy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kannst nichts weiteres mehr nehemn.)/%",</text:p>
          </table:table-cell>
          <table:table-cell table:number-columns-repeated="7"/>
          <table:table-cell office:value-type="string" calcext:value-type="string">
            <text:p>Zeilennummer 131: "* (You can't carry any mor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entscheidest dich den Baum in Ruhe zulassen.)/%",</text:p>
          </table:table-cell>
          <table:table-cell table:number-columns-repeated="7"/>
          <table:table-cell office:value-type="string" calcext:value-type="string">
            <text:p>Zeilennummer 131: "* (You decided to let the tree keep it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a ist ein Bonbon am Baum.)/",</text:p>
          </table:table-cell>
          <table:table-cell table:number-columns-repeated="7"/>
          <table:table-cell office:value-type="string" calcext:value-type="string">
            <text:p>Zeilennummer 131: "* (There's a candy hanging from the tre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Nehmen?)/ ",</text:p>
          </table:table-cell>
          <table:table-cell table:number-columns-repeated="7"/>
          <table:table-cell office:value-type="string" calcext:value-type="string">
            <text:p>Zeilennummer 131: "* (Take one?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7"/>
          <table:table-cell office:value-type="string" calcext:value-type="string">
            <text:p>Zeilennummer 131: "\\C2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a ist nichts mehr.)/%",</text:p>
          </table:table-cell>
          <table:table-cell table:number-columns-repeated="7"/>
          <table:table-cell office:value-type="string" calcext:value-type="string">
            <text:p>Zeilennummer 131: "* (There's nothing hanging low enough to tak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Ein bisschen nehmen?)/",</text:p>
          </table:table-cell>
          <table:table-cell table:number-columns-repeated="7"/>
          <table:table-cell office:value-type="string" calcext:value-type="string">
            <text:p>Zeilennummer 131: "* (Take a piece?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ie Reste des Kuchens verlieren an Glanz...)/",</text:p>
          </table:table-cell>
          <table:table-cell table:number-columns-repeated="7"/>
          <table:table-cell office:value-type="string" calcext:value-type="string">
            <text:p>Zeilennummer 131: "* (The remains of the cake are still smoldering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Zerbrochenen Kuchen erhalten.)/%",</text:p>
          </table:table-cell>
          <table:table-cell table:number-columns-repeated="7"/>
          <table:table-cell office:value-type="string" calcext:value-type="string">
            <text:p>Zeilennummer 131: "* (The Broken Cake was added to your \\cYKEY ITEMS\\cW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kannst nicht mehr mitnehemen.)/%",</text:p>
          </table:table-cell>
          <table:table-cell table:number-columns-repeated="7"/>
          <table:table-cell office:value-type="string" calcext:value-type="string">
            <text:p>Zeilennummer 131: "* (You can't carry any mor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beschließt dass es keine gute Idee ist.)/%",</text:p>
          </table:table-cell>
          <table:table-cell table:number-columns-repeated="7"/>
          <table:table-cell office:value-type="string" calcext:value-type="string">
            <text:p>Zeilennummer 131: "* (You decided putting cake in your pockets is a bad idea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ie Reste verlieren weiter an Glanz...)/%",</text:p>
          </table:table-cell>
          <table:table-cell table:number-columns-repeated="7"/>
          <table:table-cell office:value-type="string" calcext:value-type="string">
            <text:p>Zeilennummer 131: "* (The remains of the cake are still smoldering..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a sind Zwei Sachen am Baum..)/",</text:p>
          </table:table-cell>
          <table:table-cell table:number-columns-repeated="7"/>
          <table:table-cell office:value-type="string" calcext:value-type="string">
            <text:p>Zeilennummer 131: "* (There are two objects hanging from the tre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Eins nehmen?)/",</text:p>
          </table:table-cell>
          <table:table-cell table:number-columns-repeated="7"/>
          <table:table-cell office:value-type="string" calcext:value-type="string">
            <text:p>Zeilennummer 131: "* (Take one?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7"/>
          <table:table-cell office:value-type="string" calcext:value-type="string">
            <text:p>Zeilennummer 131: "#Yes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7"/>
          <table:table-cell office:value-type="string" calcext:value-type="string">
            <text:p>Zeilennummer 131: "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nkles Bonbon erhalten.)/%",</text:p>
          </table:table-cell>
          <table:table-cell table:number-columns-repeated="7"/>
          <table:table-cell office:value-type="string" calcext:value-type="string">
            <text:p>Zeilennummer 131: "* (You got the Dark Candy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kannst nichts weiteres mehr nehemn.)/%",</text:p>
          </table:table-cell>
          <table:table-cell table:number-columns-repeated="7"/>
          <table:table-cell office:value-type="string" calcext:value-type="string">
            <text:p>Zeilennummer 131: "* (You can't carry any mor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u entscheidest dich den Baum in Ruhe zulassen.)/%",</text:p>
          </table:table-cell>
          <table:table-cell table:number-columns-repeated="7"/>
          <table:table-cell office:value-type="string" calcext:value-type="string">
            <text:p>Zeilennummer 131: "* (You decided to let the tree keep it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Da ist ein Bonbon am Baum.)/",</text:p>
          </table:table-cell>
          <table:table-cell table:number-columns-repeated="7"/>
          <table:table-cell office:value-type="string" calcext:value-type="string">
            <text:p>Zeilennummer 131: "* (There's a candy hanging from the tre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Nehmen?)/ ",</text:p>
          </table:table-cell>
          <table:table-cell table:number-columns-repeated="7"/>
          <table:table-cell office:value-type="string" calcext:value-type="string">
            <text:p>Zeilennummer 131: "* (Take one?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7"/>
          <table:table-cell office:value-type="string" calcext:value-type="string">
            <text:p>Zeilennummer 131: " \\C2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(Hier ist nichts, was du gebrauchen kannst.)/%",</text:p>
          </table:table-cell>
          <table:table-cell table:number-columns-repeated="7"/>
          <table:table-cell office:value-type="string" calcext:value-type="string">
            <text:p>Zeilennummer 131: "* (There's nothing hanging low enough to tak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Hey^1.&amp;* Hey kind./",</text:p>
          </table:table-cell>
          <table:table-cell table:number-columns-repeated="7"/>
          <table:table-cell office:value-type="string" calcext:value-type="string">
            <text:p>Zeilennummer 131: "* Hey^1.&amp;* Hey ki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... willst'e 'n paar Tutoriels kaufen?/",</text:p>
          </table:table-cell>
          <table:table-cell table:number-columns-repeated="7"/>
          <table:table-cell office:value-type="string" calcext:value-type="string">
            <text:p>Zeilennummer 131: "* ... ya wanna buy a tutorial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Nur 50 Dunkle Dollar./",</text:p>
          </table:table-cell>
          <table:table-cell table:number-columns-repeated="7"/>
          <table:table-cell office:value-type="string" calcext:value-type="string">
            <text:p>Zeilennummer 131: "* It's only 50 Dark Dollar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Kaufen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HA^1! HA^1! Sagte ich Fufzig!^1?&amp;* Nun^1, wir haben 'n Angebot!&amp;* Für 'nen ZWACKEN^1!!/",</text:p>
          </table:table-cell>
          <table:table-cell table:number-columns-repeated="7"/>
          <table:table-cell office:value-type="string" calcext:value-type="string">
            <text:p>Zeilennummer 131: "\\M1* HA^1! HA^1! Did I say FIFTY!^1?&amp;* Well^1, we just went on sale!&amp;* TWENTY^1! TWENTY Dark Dollar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Kaufen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W-Wirklich!^1?&amp;* Du willst 's kaufen!?/",</text:p>
          </table:table-cell>
          <table:table-cell table:number-columns-repeated="7"/>
          <table:table-cell office:value-type="string" calcext:value-type="string">
            <text:p>Zeilennummer 131: "\\M1* R-really!^1?&amp;* You'll really buy it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Gut hierlang^1, meine Lieblinge!/%",</text:p>
          </table:table-cell>
          <table:table-cell table:number-columns-repeated="7"/>
          <table:table-cell office:value-type="string" calcext:value-type="string">
            <text:p>Zeilennummer 131: "\\M0* Heheh..^1.&amp;* Right this way^1, gentlener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W-Wirklich!^1?&amp;* Du willst 's kaufen!?!?/",</text:p>
          </table:table-cell>
          <table:table-cell table:number-columns-repeated="7"/>
          <table:table-cell office:value-type="string" calcext:value-type="string">
            <text:p>Zeilennummer 131: "\\M1* R-really!^1?&amp;* You'll really buy it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Gut hierlang^1, meine Lieblinge.../",</text:p>
          </table:table-cell>
          <table:table-cell table:number-columns-repeated="7"/>
          <table:table-cell office:value-type="string" calcext:value-type="string">
            <text:p>Zeilennummer 131: "\\M0* Heheh..^1.&amp;* Just hand over the money^1, an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.../",</text:p>
          </table:table-cell>
          <table:table-cell table:number-columns-repeated="7"/>
          <table:table-cell office:value-type="string" calcext:value-type="string">
            <text:p>Zeilennummer 131: "\\M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2* DU HAST KEIN GELD!?/",</text:p>
          </table:table-cell>
          <table:table-cell table:number-columns-repeated="7"/>
          <table:table-cell office:value-type="string" calcext:value-type="string">
            <text:p>Zeilennummer 131: "\\M2* YOU DON'T HAVE ENOUGH MONEY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Hupfende Puzzleteile^1!&amp;* DU..^1.&amp;* DU...!/",</text:p>
          </table:table-cell>
          <table:table-cell table:number-columns-repeated="7"/>
          <table:table-cell office:value-type="string" calcext:value-type="string">
            <text:p>Zeilennummer 131: "\\M1* Jumpin' jigsaws^1!&amp;* You..^1.&amp;* You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Du bist genau wie wir^1.&amp;* Un' Leute wie euch muss' ma' helfen./",</text:p>
          </table:table-cell>
          <table:table-cell table:number-columns-repeated="7"/>
          <table:table-cell office:value-type="string" calcext:value-type="string">
            <text:p>Zeilennummer 131: "\\M0* You're just like us^1.&amp;* An' people like us gotta help each other ou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ier lang./%",</text:p>
          </table:table-cell>
          <table:table-cell table:number-columns-repeated="7"/>
          <table:table-cell office:value-type="string" calcext:value-type="string">
            <text:p>Zeilennummer 131: "\\M0* C'mon this wa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W-Wirklich!^1?&amp;* Du willst 's kaufen!?/",</text:p>
          </table:table-cell>
          <table:table-cell table:number-columns-repeated="7"/>
          <table:table-cell office:value-type="string" calcext:value-type="string">
            <text:p>Zeilennummer 131: "\\M1* R-really!^1?&amp;* You'll really buy it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Gut hierlang^1, meine Lieblinge!/%",</text:p>
          </table:table-cell>
          <table:table-cell table:number-columns-repeated="7"/>
          <table:table-cell office:value-type="string" calcext:value-type="string">
            <text:p>Zeilennummer 131: "\\M0* Heheh..^1.&amp;* Right this way^1, gentlener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W-Wirklich!^1?&amp;* Du willst 's kaufen!?/",</text:p>
          </table:table-cell>
          <table:table-cell table:number-columns-repeated="7"/>
          <table:table-cell office:value-type="string" calcext:value-type="string">
            <text:p>Zeilennummer 131: "\\M1* R-really!^1?&amp;* You'll really buy it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Bezahl uns nur^1 und.../",</text:p>
          </table:table-cell>
          <table:table-cell table:number-columns-repeated="7"/>
          <table:table-cell office:value-type="string" calcext:value-type="string">
            <text:p>Zeilennummer 131: "\\M0* Heheh..^1.&amp;* Just hand over the money^1, an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.../",</text:p>
          </table:table-cell>
          <table:table-cell table:number-columns-repeated="7"/>
          <table:table-cell office:value-type="string" calcext:value-type="string">
            <text:p>Zeilennummer 131: "\\M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2* DU HAST KEIN GELD!?/",</text:p>
          </table:table-cell>
          <table:table-cell table:number-columns-repeated="7"/>
          <table:table-cell office:value-type="string" calcext:value-type="string">
            <text:p>Zeilennummer 131: "\\M2* YOU DON'T HAVE ENOUGH MONEY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H~ufende Puzzleteile^1!&amp;* DU..^1.&amp;* DU...!/",</text:p>
          </table:table-cell>
          <table:table-cell table:number-columns-repeated="7"/>
          <table:table-cell office:value-type="string" calcext:value-type="string">
            <text:p>Zeilennummer 131: "\\M1* Jumpin' jigsaws^1!&amp;* You..^1.&amp;* You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Du bist genau wie wir^1.&amp;* Un' Leute wie euch muss' ma' helfen./",</text:p>
          </table:table-cell>
          <table:table-cell table:number-columns-repeated="7"/>
          <table:table-cell office:value-type="string" calcext:value-type="string">
            <text:p>Zeilennummer 131: "\\M0* You're just like us^1.&amp;* An' people like us gotta help each other ou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ier lang./%",</text:p>
          </table:table-cell>
          <table:table-cell table:number-columns-repeated="7"/>
          <table:table-cell office:value-type="string" calcext:value-type="string">
            <text:p>Zeilennummer 131: "\\M0* C'mon this wa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2* EINEN!!^1! NUR EINEN!!^1!&amp;* BITTE!!^1! BITTE!!^1!&amp;* ICH BRAUCH ES!!!/",</text:p>
          </table:table-cell>
          <table:table-cell table:number-columns-repeated="7"/>
          <table:table-cell office:value-type="string" calcext:value-type="string">
            <text:p>Zeilennummer 131: "\\M2* ONE!!^1! ONLY ONE DOLLAR!!^1!&amp;* PLEASE!!^1! PLEASE!!^1!&amp;* I NEED THIS RIGHT NOW!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Kaufen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No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W-Wirklich!^1?&amp;* Du hast dein' Meinung geandert!?/",</text:p>
          </table:table-cell>
          <table:table-cell table:number-columns-repeated="7"/>
          <table:table-cell office:value-type="string" calcext:value-type="string">
            <text:p>Zeilennummer 131: "\\M1* R-really!^1?&amp;* You changed your mind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Gut hierlang^1, meine Lieblinge!!/%",</text:p>
          </table:table-cell>
          <table:table-cell table:number-columns-repeated="7"/>
          <table:table-cell office:value-type="string" calcext:value-type="string">
            <text:p>Zeilennummer 131: "\\M0* Heheh..^1.&amp;* Right this way^1, gentlener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E-Endlich!/",</text:p>
          </table:table-cell>
          <table:table-cell table:number-columns-repeated="7"/>
          <table:table-cell office:value-type="string" calcext:value-type="string">
            <text:p>Zeilennummer 131: "\\M1* F-Finally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eheh..^1.&amp;* Bezahl uns nur^1 und.../",</text:p>
          </table:table-cell>
          <table:table-cell table:number-columns-repeated="7"/>
          <table:table-cell office:value-type="string" calcext:value-type="string">
            <text:p>Zeilennummer 131: "\\M0* Heheh..^1.&amp;* Just hand over the money^1, an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.../",</text:p>
          </table:table-cell>
          <table:table-cell table:number-columns-repeated="7"/>
          <table:table-cell office:value-type="string" calcext:value-type="string">
            <text:p>Zeilennummer 131: "\\M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2* DU HAST KENEN DOLLAR!?/",</text:p>
          </table:table-cell>
          <table:table-cell table:number-columns-repeated="7"/>
          <table:table-cell office:value-type="string" calcext:value-type="string">
            <text:p>Zeilennummer 131: "\\M2* YOU DON'T HAVE A DOLLAR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1* Hupfende Puzzleteile^1!&amp;* DU..^1.&amp;* DU...!/",</text:p>
          </table:table-cell>
          <table:table-cell table:number-columns-repeated="7"/>
          <table:table-cell office:value-type="string" calcext:value-type="string">
            <text:p>Zeilennummer 131: "\\M1* Jumpin' jigsaws^1!&amp;* You..^1.&amp;* You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Du bist genau wie wir^1.&amp;* Un' Leute wie euch muss' ma' helfen./",</text:p>
          </table:table-cell>
          <table:table-cell table:number-columns-repeated="7"/>
          <table:table-cell office:value-type="string" calcext:value-type="string">
            <text:p>Zeilennummer 131: "\\M0* You're just like us^1.&amp;* An' people like us gotta help each other ou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Hier lang./%",</text:p>
          </table:table-cell>
          <table:table-cell table:number-columns-repeated="7"/>
          <table:table-cell office:value-type="string" calcext:value-type="string">
            <text:p>Zeilennummer 131: "\\M0* C'mon this wa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Ehm^1, Entschuldigen sie^1.&amp;* ich denke ich hab ein dollar./",</text:p>
          </table:table-cell>
          <table:table-cell table:number-columns-repeated="7"/>
          <table:table-cell office:value-type="string" calcext:value-type="string">
            <text:p>Zeilennummer 131: "* Er^1, excuse me^1, Sir^1.&amp;* I think I have a dolla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\\M0* ... 'nen Dunkelen?/",</text:p>
          </table:table-cell>
          <table:table-cell table:number-columns-repeated="7"/>
          <table:table-cell office:value-type="string" calcext:value-type="string">
            <text:p>Zeilennummer 131: "\\M0* ... is it Dark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Ühm^1, jaaa?/",</text:p>
          </table:table-cell>
          <table:table-cell table:number-columns-repeated="7"/>
          <table:table-cell office:value-type="string" calcext:value-type="string">
            <text:p>Zeilennummer 131: "* Umm^1, ye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31: "* Heheh^1, perfekt^1!&amp;* einfach hierlang^1, meine Lieblinge!/%",</text:p>
          </table:table-cell>
          <table:table-cell table:number-columns-repeated="7"/>
          <table:table-cell office:value-type="string" calcext:value-type="string">
            <text:p>Zeilennummer 131: "* Heheh^1, perfect^1!&amp;* Right this way^1, gentleners!/%",</text:p>
          </table:table-cell>
          <table:table-cell table:number-columns-repeated="9"/>
        </table:table-row>
      </table:table>
      <table:table table:name="text 200 - 305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I'm TP Master^1.&amp;* Ask me about TP's./",</text:p>
          </table:table-cell>
          <table:table-cell table:number-columns-repeated="7"/>
          <table:table-cell office:value-type="string" calcext:value-type="string">
            <text:p>Zeilennummer 131: "* I'm TP Master^1.&amp;* Ask me about TP'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7"/>
          <table:table-cell office:value-type="string" calcext:value-type="string">
            <text:p>Zeilennummer 131: "\\C4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What's TP?",</text:p>
          </table:table-cell>
          <table:table-cell table:number-columns-repeated="7"/>
          <table:table-cell office:value-type="string" calcext:value-type="string">
            <text:p>Zeilennummer 131: " #What's TP?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Secret",</text:p>
          </table:table-cell>
          <table:table-cell table:number-columns-repeated="7"/>
          <table:table-cell office:value-type="string" calcext:value-type="string">
            <text:p>Zeilennummer 131: " #Secre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Gaining TP",</text:p>
          </table:table-cell>
          <table:table-cell table:number-columns-repeated="7"/>
          <table:table-cell office:value-type="string" calcext:value-type="string">
            <text:p>Zeilennummer 131: "Gaining TP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Bye",</text:p>
          </table:table-cell>
          <table:table-cell table:number-columns-repeated="7"/>
          <table:table-cell office:value-type="string" calcext:value-type="string">
            <text:p>Zeilennummer 131: "By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You get TP when you DEFEND^1.&amp;* Protect yourself^1, then cast SPELLs^1, friend./",</text:p>
          </table:table-cell>
          <table:table-cell table:number-columns-repeated="7"/>
          <table:table-cell office:value-type="string" calcext:value-type="string">
            <text:p>Zeilennummer 131: "* You get TP when you DEFEND^1.&amp;* Protect yourself^1, then cast SPELLs^1, frien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You also get TP by getting close to bullets./",</text:p>
          </table:table-cell>
          <table:table-cell table:number-columns-repeated="7"/>
          <table:table-cell office:value-type="string" calcext:value-type="string">
            <text:p>Zeilennummer 131: "* You also get TP by getting close to bulle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Look for the heart outline when you get close to bullets./",</text:p>
          </table:table-cell>
          <table:table-cell table:number-columns-repeated="7"/>
          <table:table-cell office:value-type="string" calcext:value-type="string">
            <text:p>Zeilennummer 131: "* Look for the heart outline when you get close to bulle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You rhymed \"bullets\" with \"bullets.\"/",</text:p>
          </table:table-cell>
          <table:table-cell table:number-columns-repeated="7"/>
          <table:table-cell office:value-type="string" calcext:value-type="string">
            <text:p>Zeilennummer 131: "* You rhymed \"bullets\" with \"bullets.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B-because it's important!/%",</text:p>
          </table:table-cell>
          <table:table-cell table:number-columns-repeated="7"/>
          <table:table-cell office:value-type="string" calcext:value-type="string">
            <text:p>Zeilennummer 131: "\\M1* B-because it's important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You rhymed \"bullets\" with \"bullets\"...?/",</text:p>
          </table:table-cell>
          <table:table-cell table:number-columns-repeated="7"/>
          <table:table-cell office:value-type="string" calcext:value-type="string">
            <text:p>Zeilennummer 131: "* You rhymed \"bullets\" with \"bullets\"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P^1? What's TP^1?&amp;* That's what lets you cast SPELLS^1, see!?/",</text:p>
          </table:table-cell>
          <table:table-cell table:number-columns-repeated="7"/>
          <table:table-cell office:value-type="string" calcext:value-type="string">
            <text:p>Zeilennummer 131: "* TP^1? What's TP^1?&amp;* That's what lets you cast SPELLS^1, see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en you see that orange bar^1,&amp;* Cast some SPELLS when it's filled up far./",</text:p>
          </table:table-cell>
          <table:table-cell table:number-columns-repeated="7"/>
          <table:table-cell office:value-type="string" calcext:value-type="string">
            <text:p>Zeilennummer 131: "* When you see that orange bar^1,&amp;* Cast some SPELLS when it's filled up fa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P...^1! It's quite a caper^1!&amp;* TP^1! Stands for..^1.&amp;* ... Toilet Paper!/",</text:p>
          </table:table-cell>
          <table:table-cell table:number-columns-repeated="7"/>
          <table:table-cell office:value-type="string" calcext:value-type="string">
            <text:p>Zeilennummer 131: "* TP...^1! It's quite a caper^1!&amp;* TP^1! Stands for..^1.&amp;* ... Toilet Pape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... no^1, it stands for Tension Points./",</text:p>
          </table:table-cell>
          <table:table-cell table:number-columns-repeated="7"/>
          <table:table-cell office:value-type="string" calcext:value-type="string">
            <text:p>Zeilennummer 131: "* ... no^1, it stands for Tension Poin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What^1, really!?/%",</text:p>
          </table:table-cell>
          <table:table-cell table:number-columns-repeated="7"/>
          <table:table-cell office:value-type="string" calcext:value-type="string">
            <text:p>Zeilennummer 131: "\\M1* What^1, really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P only lasts^1, inside a fight^1.&amp;* Once you win^1, it's out of sight./",</text:p>
          </table:table-cell>
          <table:table-cell table:number-columns-repeated="7"/>
          <table:table-cell office:value-type="string" calcext:value-type="string">
            <text:p>Zeilennummer 131: "* TP only lasts^1, inside a fight^1.&amp;* Once you win^1, it's out of sigh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aving extra^1, feels unbearable^1.&amp;* No point in saving^1, it's straight-up terrible./",</text:p>
          </table:table-cell>
          <table:table-cell table:number-columns-repeated="7"/>
          <table:table-cell office:value-type="string" calcext:value-type="string">
            <text:p>Zeilennummer 131: "* Having extra^1, feels unbearable^1.&amp;* No point in saving^1, it's straight-up terribl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ut leftover TP turns into extra money at the end of battle.../",</text:p>
          </table:table-cell>
          <table:table-cell table:number-columns-repeated="7"/>
          <table:table-cell office:value-type="string" calcext:value-type="string">
            <text:p>Zeilennummer 131: "* But leftover TP turns into extra money at the end of battl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You mean I only should have been using one square!?/%",</text:p>
          </table:table-cell>
          <table:table-cell table:number-columns-repeated="7"/>
          <table:table-cell office:value-type="string" calcext:value-type="string">
            <text:p>Zeilennummer 131: "\\M1* You mean I only should have been using one square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Later^1, kid./%",</text:p>
          </table:table-cell>
          <table:table-cell table:number-columns-repeated="7"/>
          <table:table-cell office:value-type="string" calcext:value-type="string">
            <text:p>Zeilennummer 131: "* Later^1, ki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'm Ralsei Master^1.&amp;* Ask me about RALSEI's./",</text:p>
          </table:table-cell>
          <table:table-cell table:number-columns-repeated="7"/>
          <table:table-cell office:value-type="string" calcext:value-type="string">
            <text:p>Zeilennummer 131: "* I'm Ralsei Master^1.&amp;* Ask me about RALSEI'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7"/>
          <table:table-cell office:value-type="string" calcext:value-type="string">
            <text:p>Zeilennummer 131: "\\C4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Pacify",</text:p>
          </table:table-cell>
          <table:table-cell table:number-columns-repeated="7"/>
          <table:table-cell office:value-type="string" calcext:value-type="string">
            <text:p>Zeilennummer 131: " #Pacify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Heilung",</text:p>
          </table:table-cell>
          <table:table-cell table:number-columns-repeated="7"/>
          <table:table-cell office:value-type="string" calcext:value-type="string">
            <text:p>Zeilennummer 131: " #Healing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Fact",</text:p>
          </table:table-cell>
          <table:table-cell table:number-columns-repeated="7"/>
          <table:table-cell office:value-type="string" calcext:value-type="string">
            <text:p>Zeilennummer 131: "Fac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Bye",</text:p>
          </table:table-cell>
          <table:table-cell table:number-columns-repeated="7"/>
          <table:table-cell office:value-type="string" calcext:value-type="string">
            <text:p>Zeilennummer 131: "By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Ralsei's spell's called PACIFY^1.&amp;* Use it on BABIES^1, before they CRY./",</text:p>
          </table:table-cell>
          <table:table-cell table:number-columns-repeated="7"/>
          <table:table-cell office:value-type="string" calcext:value-type="string">
            <text:p>Zeilennummer 131: "* Ralsei's spell's called PACIFY^1.&amp;* Use it on BABIES^1, before they CR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at^1? It safely removes a \"TIRED\" enemy from combat./",</text:p>
          </table:table-cell>
          <table:table-cell table:number-columns-repeated="7"/>
          <table:table-cell office:value-type="string" calcext:value-type="string">
            <text:p>Zeilennummer 131: "* What^1? It safely removes a \"TIRED\" enemy from comba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What if you're fighting a BABY!?/%",</text:p>
          </table:table-cell>
          <table:table-cell table:number-columns-repeated="7"/>
          <table:table-cell office:value-type="string" calcext:value-type="string">
            <text:p>Zeilennummer 131: "\\M1* What if you're fighting a BABY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Ralsei loves when you give us MONEY./",</text:p>
          </table:table-cell>
          <table:table-cell table:number-columns-repeated="7"/>
          <table:table-cell office:value-type="string" calcext:value-type="string">
            <text:p>Zeilennummer 131: "* Ralsei loves when you give us MONE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e will hug you^1, and call you HONEY./",</text:p>
          </table:table-cell>
          <table:table-cell table:number-columns-repeated="7"/>
          <table:table-cell office:value-type="string" calcext:value-type="string">
            <text:p>Zeilennummer 131: "* He will hug you^1, and call you HONE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ey^1, that's not true!/",</text:p>
          </table:table-cell>
          <table:table-cell table:number-columns-repeated="7"/>
          <table:table-cell office:value-type="string" calcext:value-type="string">
            <text:p>Zeilennummer 131: "* Hey^1, that's not tru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8* You don't need money to get me to do that!/%",</text:p>
          </table:table-cell>
          <table:table-cell table:number-columns-repeated="7"/>
          <table:table-cell office:value-type="string" calcext:value-type="string">
            <text:p>Zeilennummer 131: "\\E8* You don't need money to get me to do that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Ralsei has a spell that HEALS^1, dude./",</text:p>
          </table:table-cell>
          <table:table-cell table:number-columns-repeated="7"/>
          <table:table-cell office:value-type="string" calcext:value-type="string">
            <text:p>Zeilennummer 131: "* Ralsei has a spell that HEALS^1, dud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y use that^1, when you can eat FOOD?/",</text:p>
          </table:table-cell>
          <table:table-cell table:number-columns-repeated="7"/>
          <table:table-cell office:value-type="string" calcext:value-type="string">
            <text:p>Zeilennummer 131: "* Why use that^1, when you can eat FOOD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ecause you won't have to use up an ITEM?/",</text:p>
          </table:table-cell>
          <table:table-cell table:number-columns-repeated="7"/>
          <table:table-cell office:value-type="string" calcext:value-type="string">
            <text:p>Zeilennummer 131: "* Because you won't have to use up an ITEM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I could have avoided all those empty calories!?/%",</text:p>
          </table:table-cell>
          <table:table-cell table:number-columns-repeated="7"/>
          <table:table-cell office:value-type="string" calcext:value-type="string">
            <text:p>Zeilennummer 131: "\\M1* I could have avoided all those empty calories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Later^1, kid./%",</text:p>
          </table:table-cell>
          <table:table-cell table:number-columns-repeated="7"/>
          <table:table-cell office:value-type="string" calcext:value-type="string">
            <text:p>Zeilennummer 131: "* Later^1, ki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'm Susie Master^1.&amp;* Ask me about SUSIE's./",</text:p>
          </table:table-cell>
          <table:table-cell table:number-columns-repeated="7"/>
          <table:table-cell office:value-type="string" calcext:value-type="string">
            <text:p>Zeilennummer 131: "* I'm Susie Master^1.&amp;* Ask me about SUSIE'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7"/>
          <table:table-cell office:value-type="string" calcext:value-type="string">
            <text:p>Zeilennummer 131: "\\C4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Warnen",</text:p>
          </table:table-cell>
          <table:table-cell table:number-columns-repeated="7"/>
          <table:table-cell office:value-type="string" calcext:value-type="string">
            <text:p>Zeilennummer 131: " #Warning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Attack",</text:p>
          </table:table-cell>
          <table:table-cell table:number-columns-repeated="7"/>
          <table:table-cell office:value-type="string" calcext:value-type="string">
            <text:p>Zeilennummer 131: " #Attack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Fact",</text:p>
          </table:table-cell>
          <table:table-cell table:number-columns-repeated="7"/>
          <table:table-cell office:value-type="string" calcext:value-type="string">
            <text:p>Zeilennummer 131: "Fac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Bye",</text:p>
          </table:table-cell>
          <table:table-cell table:number-columns-repeated="7"/>
          <table:table-cell office:value-type="string" calcext:value-type="string">
            <text:p>Zeilennummer 131: "By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en KRIS uses WARNING^1, SUSIE can't hit^1.&amp;* So make sure to -/",</text:p>
          </table:table-cell>
          <table:table-cell table:number-columns-repeated="7"/>
          <table:table-cell office:value-type="string" calcext:value-type="string">
            <text:p>Zeilennummer 131: "* When KRIS uses WARNING^1, SUSIE can't hit^1.&amp;* So make sure to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o there's no reason to use it./",</text:p>
          </table:table-cell>
          <table:table-cell table:number-columns-repeated="7"/>
          <table:table-cell office:value-type="string" calcext:value-type="string">
            <text:p>Zeilennummer 131: "* So there's no reason to use i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Unless..^1.&amp;* Unless you wanted not to hurt -/",</text:p>
          </table:table-cell>
          <table:table-cell table:number-columns-repeated="7"/>
          <table:table-cell office:value-type="string" calcext:value-type="string">
            <text:p>Zeilennummer 131: "\\M1* Unless..^1.&amp;* Unless you wanted not to hurt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O THERE'S NO REASON./%",</text:p>
          </table:table-cell>
          <table:table-cell table:number-columns-repeated="7"/>
          <table:table-cell office:value-type="string" calcext:value-type="string">
            <text:p>Zeilennummer 131: "* SO THERE'S NO REASON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 loves^1, when you give us MONEY^1.&amp;* She will -/",</text:p>
          </table:table-cell>
          <table:table-cell table:number-columns-repeated="7"/>
          <table:table-cell office:value-type="string" calcext:value-type="string">
            <text:p>Zeilennummer 131: "* Susie loves^1, when you give us MONEY^1.&amp;* She will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Nope^1, don't care./",</text:p>
          </table:table-cell>
          <table:table-cell table:number-columns-repeated="7"/>
          <table:table-cell office:value-type="string" calcext:value-type="string">
            <text:p>Zeilennummer 131: "* Nope^1, don't car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Did I say something funny!?/%",</text:p>
          </table:table-cell>
          <table:table-cell table:number-columns-repeated="7"/>
          <table:table-cell office:value-type="string" calcext:value-type="string">
            <text:p>Zeilennummer 131: "\\M1* Did I say something funny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 always attacks^1, the foe on top./",</text:p>
          </table:table-cell>
          <table:table-cell table:number-columns-repeated="7"/>
          <table:table-cell office:value-type="string" calcext:value-type="string">
            <text:p>Zeilennummer 131: "* Susie always attacks^1, the foe on top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he'll smash them^1, with a crushing chop./",</text:p>
          </table:table-cell>
          <table:table-cell table:number-columns-repeated="7"/>
          <table:table-cell office:value-type="string" calcext:value-type="string">
            <text:p>Zeilennummer 131: "* She'll smash them^1, with a crushing chop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he always strikes^1, at the first thing she sees.../",</text:p>
          </table:table-cell>
          <table:table-cell table:number-columns-repeated="7"/>
          <table:table-cell office:value-type="string" calcext:value-type="string">
            <text:p>Zeilennummer 131: "* She always strikes^1, at the first thing she see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7"/>
          <table:table-cell office:value-type="string" calcext:value-type="string">
            <text:p>Zeilennummer 131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Oh no^1, oh no^1!&amp;* She's looking at ME!/%",</text:p>
          </table:table-cell>
          <table:table-cell table:number-columns-repeated="7"/>
          <table:table-cell office:value-type="string" calcext:value-type="string">
            <text:p>Zeilennummer 131: "\\M1* Oh no^1, oh no^1!&amp;* She's looking at M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's gone^1, I'm afraid^1, I'm afreet./",</text:p>
          </table:table-cell>
          <table:table-cell table:number-columns-repeated="7"/>
          <table:table-cell office:value-type="string" calcext:value-type="string">
            <text:p>Zeilennummer 131: "* Susie's gone^1, I'm afraid^1, I'm afree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Seems like WARNING is obsolete./%",</text:p>
          </table:table-cell>
          <table:table-cell table:number-columns-repeated="7"/>
          <table:table-cell office:value-type="string" calcext:value-type="string">
            <text:p>Zeilennummer 131: "*Seems like WARNING is obsolet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he days of WARNing^1, have long since past./",</text:p>
          </table:table-cell>
          <table:table-cell table:number-columns-repeated="7"/>
          <table:table-cell office:value-type="string" calcext:value-type="string">
            <text:p>Zeilennummer 131: "* The days of WARNing^1, have long since pas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he circumstances^1, changed pretty fast./%",</text:p>
          </table:table-cell>
          <table:table-cell table:number-columns-repeated="7"/>
          <table:table-cell office:value-type="string" calcext:value-type="string">
            <text:p>Zeilennummer 131: "* The circumstances^1, changed pretty fas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's gone^1, so no attack./",</text:p>
          </table:table-cell>
          <table:table-cell table:number-columns-repeated="7"/>
          <table:table-cell office:value-type="string" calcext:value-type="string">
            <text:p>Zeilennummer 131: "* Susie's gone^1, so no attac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ill you two pick up the slack?/%",</text:p>
          </table:table-cell>
          <table:table-cell table:number-columns-repeated="7"/>
          <table:table-cell office:value-type="string" calcext:value-type="string">
            <text:p>Zeilennummer 131: "* Will you two pick up the slack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's BUSTER^1, RUDE as may be^1.../",</text:p>
          </table:table-cell>
          <table:table-cell table:number-columns-repeated="7"/>
          <table:table-cell office:value-type="string" calcext:value-type="string">
            <text:p>Zeilennummer 131: "* Susie's BUSTER^1, RUDE as may be^1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ill deal more damage^1, if you just press [~1]!/%",</text:p>
          </table:table-cell>
          <table:table-cell table:number-columns-repeated="7"/>
          <table:table-cell office:value-type="string" calcext:value-type="string">
            <text:p>Zeilennummer 131: "* Will deal more damage^1, if you just press ~1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's gone^1, so no facts./",</text:p>
          </table:table-cell>
          <table:table-cell table:number-columns-repeated="7"/>
          <table:table-cell office:value-type="string" calcext:value-type="string">
            <text:p>Zeilennummer 131: "* Susie's gone^1, so no fac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ill you two pick up the slackts?/%",</text:p>
          </table:table-cell>
          <table:table-cell table:number-columns-repeated="7"/>
          <table:table-cell office:value-type="string" calcext:value-type="string">
            <text:p>Zeilennummer 131: "* Will you two pick up the slackts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USIE seems to have changed^1, just a hair./",</text:p>
          </table:table-cell>
          <table:table-cell table:number-columns-repeated="7"/>
          <table:table-cell office:value-type="string" calcext:value-type="string">
            <text:p>Zeilennummer 131: "* SUSIE seems to have changed^1, just a hai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hat kind of growth is actually rare./%",</text:p>
          </table:table-cell>
          <table:table-cell table:number-columns-repeated="7"/>
          <table:table-cell office:value-type="string" calcext:value-type="string">
            <text:p>Zeilennummer 131: "* That kind of growth is actually rar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Later^1, kid./%",</text:p>
          </table:table-cell>
          <table:table-cell table:number-columns-repeated="7"/>
          <table:table-cell office:value-type="string" calcext:value-type="string">
            <text:p>Zeilennummer 131: "* Later^1, ki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'm Kris Master^1.&amp;* Ask me about KRIS's./",</text:p>
          </table:table-cell>
          <table:table-cell table:number-columns-repeated="7"/>
          <table:table-cell office:value-type="string" calcext:value-type="string">
            <text:p>Zeilennummer 131: "* I'm Kris Master^1.&amp;* Ask me about KRIS'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7"/>
          <table:table-cell office:value-type="string" calcext:value-type="string">
            <text:p>Zeilennummer 131: "\\C4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Reviving",</text:p>
          </table:table-cell>
          <table:table-cell table:number-columns-repeated="7"/>
          <table:table-cell office:value-type="string" calcext:value-type="string">
            <text:p>Zeilennummer 131: " #Reviving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Acting",</text:p>
          </table:table-cell>
          <table:table-cell table:number-columns-repeated="7"/>
          <table:table-cell office:value-type="string" calcext:value-type="string">
            <text:p>Zeilennummer 131: " #Acting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Fact",</text:p>
          </table:table-cell>
          <table:table-cell table:number-columns-repeated="7"/>
          <table:table-cell office:value-type="string" calcext:value-type="string">
            <text:p>Zeilennummer 131: "Fac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Bye",</text:p>
          </table:table-cell>
          <table:table-cell table:number-columns-repeated="7"/>
          <table:table-cell office:value-type="string" calcext:value-type="string">
            <text:p>Zeilennummer 131: "By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en HP goes negative^1, your friends fall down/",</text:p>
          </table:table-cell>
          <table:table-cell table:number-columns-repeated="7"/>
          <table:table-cell office:value-type="string" calcext:value-type="string">
            <text:p>Zeilennummer 131: "* When HP goes negative^1, your friends fall down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ut bringing them back^1, is easy-town/",</text:p>
          </table:table-cell>
          <table:table-cell table:number-columns-repeated="7"/>
          <table:table-cell office:value-type="string" calcext:value-type="string">
            <text:p>Zeilennummer 131: "* But bringing them back^1, is easy-town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Plain foods and spells^1, work like a charm -/",</text:p>
          </table:table-cell>
          <table:table-cell table:number-columns-repeated="7"/>
          <table:table-cell office:value-type="string" calcext:value-type="string">
            <text:p>Zeilennummer 131: "* Plain foods and spells^1, work like a charm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nd with a MINT^1, you can cure all HARM./",</text:p>
          </table:table-cell>
          <table:table-cell table:number-columns-repeated="7"/>
          <table:table-cell office:value-type="string" calcext:value-type="string">
            <text:p>Zeilennummer 131: "* And with a MINT^1, you can cure all HARM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Even normal items and spells can revive people^1, huh?/",</text:p>
          </table:table-cell>
          <table:table-cell table:number-columns-repeated="7"/>
          <table:table-cell office:value-type="string" calcext:value-type="string">
            <text:p>Zeilennummer 131: "* Even normal items and spells can revive people^1, hu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Yeah^1, that's what I'm saying!/%",</text:p>
          </table:table-cell>
          <table:table-cell table:number-columns-repeated="7"/>
          <table:table-cell office:value-type="string" calcext:value-type="string">
            <text:p>Zeilennummer 131: "* Yeah^1, that's what I'm saying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t's a good idea^1, to give us BUCKs./",</text:p>
          </table:table-cell>
          <table:table-cell table:number-columns-repeated="7"/>
          <table:table-cell office:value-type="string" calcext:value-type="string">
            <text:p>Zeilennummer 131: "* It's a good idea^1, to give us BUCK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t'll make you happy^1, and fill you with LUCKs./",</text:p>
          </table:table-cell>
          <table:table-cell table:number-columns-repeated="7"/>
          <table:table-cell office:value-type="string" calcext:value-type="string">
            <text:p>Zeilennummer 131: "* It'll make you happy^1, and fill you with LUCK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Over there^1, is our DONATION HOLE./",</text:p>
          </table:table-cell>
          <table:table-cell table:number-columns-repeated="7"/>
          <table:table-cell office:value-type="string" calcext:value-type="string">
            <text:p>Zeilennummer 131: "* Over there^1, is our DONATION HOL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e had a BOX^1, but it got STOLE./%",</text:p>
          </table:table-cell>
          <table:table-cell table:number-columns-repeated="7"/>
          <table:table-cell office:value-type="string" calcext:value-type="string">
            <text:p>Zeilennummer 131: "* We had a BOX^1, but it got STOL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f you only ACT^1, you might start to think -/",</text:p>
          </table:table-cell>
          <table:table-cell table:number-columns-repeated="7"/>
          <table:table-cell office:value-type="string" calcext:value-type="string">
            <text:p>Zeilennummer 131: "* If you only ACT^1, you might start to think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hat about the guy with the scarf in pink?/",</text:p>
          </table:table-cell>
          <table:table-cell table:number-columns-repeated="7"/>
          <table:table-cell office:value-type="string" calcext:value-type="string">
            <text:p>Zeilennummer 131: "* What about the guy with the scarf in pink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f you know ACTing will make the enemy friendly -/",</text:p>
          </table:table-cell>
          <table:table-cell table:number-columns-repeated="7"/>
          <table:table-cell office:value-type="string" calcext:value-type="string">
            <text:p>Zeilennummer 131: "* If you know ACTing will make the enemy friendly -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hen you can ask me to SPARE on the SAME TURN./",</text:p>
          </table:table-cell>
          <table:table-cell table:number-columns-repeated="7"/>
          <table:table-cell office:value-type="string" calcext:value-type="string">
            <text:p>Zeilennummer 131: "* Then you can ask me to SPARE on the SAME TUR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Or^1, cast PACIFY if you know they'll get TIRED./",</text:p>
          </table:table-cell>
          <table:table-cell table:number-columns-repeated="7"/>
          <table:table-cell office:value-type="string" calcext:value-type="string">
            <text:p>Zeilennummer 131: "* Or^1, cast PACIFY if you know they'll get TIRE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f you plan ahead^1, a lot can happen in ONE TURN!/",</text:p>
          </table:table-cell>
          <table:table-cell table:number-columns-repeated="7"/>
          <table:table-cell office:value-type="string" calcext:value-type="string">
            <text:p>Zeilennummer 131: "* If you plan ahead^1, a lot can happen in ONE TURN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M1* Hey^1, who's the MASTER here^1, me or you!?/%",</text:p>
          </table:table-cell>
          <table:table-cell table:number-columns-repeated="7"/>
          <table:table-cell office:value-type="string" calcext:value-type="string">
            <text:p>Zeilennummer 131: "\\M1* Hey^1, who's the MASTER here^1, me or you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Later^1, kid./%",</text:p>
          </table:table-cell>
          <table:table-cell table:number-columns-repeated="7"/>
          <table:table-cell office:value-type="string" calcext:value-type="string">
            <text:p>Zeilennummer 131: "* Later^1, ki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\"Spendenloch\"/",</text:p>
          </table:table-cell>
          <table:table-cell table:number-columns-repeated="7"/>
          <table:table-cell office:value-type="string" calcext:value-type="string">
            <text:p>Zeilennummer 131: "* \"Donation Hole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Wenn du unsere Tutorials magst^1, bitte wirf etwas Geld in das Loch.)/",</text:p>
          </table:table-cell>
          <table:table-cell table:number-columns-repeated="7"/>
          <table:table-cell office:value-type="string" calcext:value-type="string">
            <text:p>Zeilennummer 131: "* (If you like our tutorials^1, please throw your money into a hol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$1 werfen",</text:p>
          </table:table-cell>
          <table:table-cell table:number-columns-repeated="7"/>
          <table:table-cell office:value-type="string" calcext:value-type="string">
            <text:p>Zeilennummer 131: " #Throw $1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legst ein Dollar in das \"Loch.\")/",</text:p>
          </table:table-cell>
          <table:table-cell table:number-columns-repeated="7"/>
          <table:table-cell office:value-type="string" calcext:value-type="string">
            <text:p>Zeilennummer 131: "* (You put a dollar in the \"Hole.\"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as \"Loch\" wurde \"Voller.\")/%",</text:p>
          </table:table-cell>
          <table:table-cell table:number-columns-repeated="7"/>
          <table:table-cell office:value-type="string" calcext:value-type="string">
            <text:p>Zeilennummer 131: "* (The \"Hole\" became \"Full.\"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as Loch ist voller Geld.)/%",</text:p>
          </table:table-cell>
          <table:table-cell table:number-columns-repeated="7"/>
          <table:table-cell office:value-type="string" calcext:value-type="string">
            <text:p>Zeilennummer 131: "* (The hole is filled to the brim with cash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hast kein Geld.)/",</text:p>
          </table:table-cell>
          <table:table-cell table:number-columns-repeated="7"/>
          <table:table-cell office:value-type="string" calcext:value-type="string">
            <text:p>Zeilennummer 131: "* (You don't have enough mone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versagst genug Geld in das Loch zu legen...)/%",</text:p>
          </table:table-cell>
          <table:table-cell table:number-columns-repeated="7"/>
          <table:table-cell office:value-type="string" calcext:value-type="string">
            <text:p>Zeilennummer 131: "* (You failed to budget enough money to throw into a hol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entscheidest dich das Geld aufzusparen.)/%",</text:p>
          </table:table-cell>
          <table:table-cell table:number-columns-repeated="7"/>
          <table:table-cell office:value-type="string" calcext:value-type="string">
            <text:p>Zeilennummer 131: "* (You decided to save the dollar for a different hole.)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53:26.344000000</meta:creation-date>
    <dc:date>2023-06-18T23:59:56.407000000</dc:date>
    <meta:editing-duration>PT6M30S</meta:editing-duration>
    <meta:editing-cycles>2</meta:editing-cycles>
    <meta:generator>LibreOffice/7.4.3.2$Windows_X86_64 LibreOffice_project/1048a8393ae2eeec98dff31b5c133c5f1d08b890</meta:generator>
    <meta:document-statistic meta:table-count="3" meta:cell-count="619" meta:object-count="0"/>
  </office:meta>
</office:document-meta>
</file>